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DejaVu Sans Mono', consolas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f6d17"/>
    </style:style>
    <style:style style:name="P2" style:family="paragraph" style:parent-style-name="Standard">
      <style:text-properties officeooo:rsid="0011ca6b" officeooo:paragraph-rsid="0011ca6b"/>
    </style:style>
    <style:style style:name="P3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uition of the 13 Coefficients</text:h>
      <text:p text:style-name="Text_20_body">Think of them like <text:span text:style-name="Strong_20_Emphasis">describing a curve</text:span>:</text:p>
      <text:list text:style-name="L1">
        <text:list-item>
          <text:p text:style-name="P3"><text:span text:style-name="Strong_20_Emphasis">C1</text:span> → overall loudness.</text:p>
        </text:list-item>
        <text:list-item>
          <text:p text:style-name="P3"><text:span text:style-name="Strong_20_Emphasis">C2–C4</text:span> → broad slope (low vs high freq balance).</text:p>
        </text:list-item>
        <text:list-item>
          <text:p text:style-name="P3"><text:span text:style-name="Strong_20_Emphasis">C5–C8</text:span> → finer curvature (where harmonics emphasize energy).</text:p>
        </text:list-item>
        <text:list-item>
          <text:p text:style-name="P3"><text:span text:style-name="Strong_20_Emphasis">C9–C13</text:span> → even finer ripples.</text:p>
        </text:list-item>
      </text:list>
      <text:p text:style-name="Text_20_body">It’s like fitting a curve to the sound spectrum.<text:line-break/>👉 Drones have a <text:span text:style-name="Strong_20_Emphasis">very specific curve</text:span> (narrow harmonics at rotor frequency), while cars/trains have flatter broadband curves.</text:p>
      <text:p text:style-name="P2">Improve Regularization for improving generalization.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DejaVu Sans Mono', consolas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3:43:07.416218044</meta:creation-date>
    <dc:date>2025-09-11T11:12:28.189841372</dc:date>
    <meta:editing-duration>PT13M31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77" meta:character-count="455" meta:non-whitespace-character-count="392"/>
  </office:meta>
</office:document-meta>
</file>